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История версий <text:span text:style-name="T1">EVO-DOS</text:span></text:p>
      <text:p text:style-name="P5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7">- форматирование для рамдиска из программ отсуствует.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<text:soft-page-break/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30T00:04:23.37</dc:date>
    <meta:editing-duration>PT26H09M41S</meta:editing-duration>
    <meta:editing-cycles>34</meta:editing-cycles>
    <meta:generator>OpenOffice.org/3.2$Win32 OpenOffice.org_project/320m18$Build-9502</meta:generator>
    <meta:document-statistic meta:table-count="0" meta:image-count="0" meta:object-count="0" meta:page-count="2" meta:paragraph-count="39" meta:word-count="615" meta:character-count="4344"/>
  </office:meta>
</office:document-meta>
</file>